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office:value-type="float" office:value="4264483" calcext:value-type="float">
            <text:p>4264483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30497" calcext:value-type="float">
            <text:p>630497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049015" calcext:value-type="float">
            <text:p>36049015</text:p>
          </table:table-cell>
          <table:table-cell table:style-name="ce26" office:value-type="float" office:value="64568" calcext:value-type="float">
            <text:p>64568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26" office:value-type="float" office:value="3993702" calcext:value-type="float">
            <text:p>399370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office:value-type="float" office:value="4273885" calcext:value-type="float">
            <text:p>427388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631299" calcext:value-type="float">
            <text:p>631299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176471" calcext:value-type="float">
            <text:p>36176471</text:p>
          </table:table-cell>
          <table:table-cell table:style-name="ce26" office:value-type="float" office:value="64639" calcext:value-type="float">
            <text:p>64639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005933" calcext:value-type="float">
            <text:p>400593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office:value-type="float" office:value="4285171" calcext:value-type="float">
            <text:p>428517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31879" calcext:value-type="float">
            <text:p>631879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6301744" calcext:value-type="float">
            <text:p>36301744</text:p>
          </table:table-cell>
          <table:table-cell table:style-name="ce26" office:value-type="float" office:value="64693" calcext:value-type="float">
            <text:p>6469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17658" calcext:value-type="float">
            <text:p>4017658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office:value-type="float" office:value="4295478" calcext:value-type="float">
            <text:p>42954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2641" calcext:value-type="float">
            <text:p>63264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447123" calcext:value-type="float">
            <text:p>36447123</text:p>
          </table:table-cell>
          <table:table-cell table:style-name="ce26" office:value-type="float" office:value="64733" calcext:value-type="float">
            <text:p>64733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032023" calcext:value-type="float">
            <text:p>403202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office:value-type="float" office:value="4303902" calcext:value-type="float">
            <text:p>430390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2987" calcext:value-type="float">
            <text:p>632987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6518948" calcext:value-type="float">
            <text:p>36518948</text:p>
          </table:table-cell>
          <table:table-cell table:style-name="ce26" office:value-type="float" office:value="64752" calcext:value-type="float">
            <text:p>6475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4039623" calcext:value-type="float">
            <text:p>4039623</text:p>
          </table:table-cell>
          <table:table-cell table:style-name="ce26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office:value-type="float" office:value="4314067" calcext:value-type="float">
            <text:p>431406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3116" calcext:value-type="float">
            <text:p>633116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6543338" calcext:value-type="float">
            <text:p>36543338</text:p>
          </table:table-cell>
          <table:table-cell table:style-name="ce26" office:value-type="float" office:value="64786" calcext:value-type="float">
            <text:p>64786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046728" calcext:value-type="float">
            <text:p>404672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office:value-type="float" office:value="4320111" calcext:value-type="float">
            <text:p>432011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33799" calcext:value-type="float">
            <text:p>633799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780480" calcext:value-type="float">
            <text:p>36780480</text:p>
          </table:table-cell>
          <table:table-cell table:style-name="ce26" office:value-type="float" office:value="64797" calcext:value-type="float">
            <text:p>647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4062369" calcext:value-type="float">
            <text:p>40623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office:value-type="float" office:value="4332085" calcext:value-type="float">
            <text:p>4332085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634662" calcext:value-type="float">
            <text:p>634662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6892215" calcext:value-type="float">
            <text:p>36892215</text:p>
          </table:table-cell>
          <table:table-cell table:style-name="ce26" office:value-type="float" office:value="64852" calcext:value-type="float">
            <text:p>6485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76572" calcext:value-type="float">
            <text:p>407657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1" calcext:value-type="date">
            <text:p>08/11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2" calcext:value-type="date">
            <text:p>08/12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3" calcext:value-type="date">
            <text:p>08/13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4" calcext:value-type="date">
            <text:p>08/14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5" calcext:value-type="date">
            <text:p>08/15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78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 style:data-style-name="N2" text:time-value="22:59:25.7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8-10T23:03:03.606000000</dc:date>
    <meta:editing-duration>PT4H37M10S</meta:editing-duration>
    <meta:editing-cycles>56</meta:editing-cycles>
    <meta:generator>LibreOffice/7.1.4.2$Windows_X86_64 LibreOffice_project/a529a4fab45b75fefc5b6226684193eb000654f6</meta:generator>
    <meta:document-statistic meta:table-count="1" meta:cell-count="4760" meta:object-count="0"/>
  </office:meta>
</office:document-meta>
</file>